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alth System Component</text:p>
      <text:p text:style-name="Standard">Default Light value</text:p>
      <text:p text:style-name="Standard">Modifiers:</text:p>
      <text:p text:style-name="Standard">→ Lampe / Leuchtwurmbau</text:p>
      <text:p text:style-name="Standard">Versteckt (Hohes Gras / in Deckungsnähe)</text:p>
      <text:p text:style-name="Standard"/>
      <text:p text:style-name="Standard">Suchfunktion in der component</text:p>
      <text:p text:style-name="Standard">wird ausgelöst sobald player gesensed wird</text:p>
      <text:p text:style-name="Standard"/>
      <text:p text:style-name="Standard">Gegnertyp: Schattenläufer ebenfalls mit Skills und Lichtwert</text:p>
      <text:p text:style-name="Standard">Gegenstand: Deckung</text:p>
      <text:p text:style-name="Standard"/>
      <text:p text:style-name="Standard"><text:span text:style-name="T1">Basisklasse für alle Lebewesen:</text:span></text:p>
      <text:list xml:id="list6542139672107290923" text:style-name="L1">
        <text:list-item>
          <text:p text:style-name="P1">Struct Creature</text:p>
        </text:list-item>
        <text:list-item>
          <text:p text:style-name="P1">ENUM PriorityTarget (für Angriffspriorität [none, animal, human, player])</text:p>
        </text:list-item>
        <text:list-item>
          <text:p text:style-name="P1">Stealth Component</text:p>
        </text:list-item>
        <text:list-item>
          <text:p text:style-name="P1">Stealth Interface</text:p>
        </text:list-item>
      </text:list>
      <text:p text:style-name="Standard"/>
      <text:p text:style-name="Standard">Gegner Priority switching:</text:p>
      <text:p text:style-name="Standard">wenn Gegner stirbt (spawn sphere trace) benachrichtige alle angreifer dass sie tot ist dass sie ihre priority list updaten sollen.</text:p>
      <text:p text:style-name="Standard"/>
      <text:p text:style-name="Standard"><text:span text:style-name="T1">Basisklasse für alle Lichter:</text:span></text:p>
      <text:p text:style-name="Standard">→ Interface call zu actor (übergibt float Lichtwert) → gegner übergeben diesen an die stealth component, player setzt zusätzlich den is in lightzone wert auf tru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8T18:10:18.25</meta:creation-date>
    <dc:date>2019-09-01T03:57:45.25</dc:date>
    <meta:editing-duration>PT7H30M4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18" meta:word-count="109" meta:character-count="769"/>
  </office:meta>
</office:document-meta>
</file>